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color="#0070C0" fo:font-size="22pt" style:font-size-asian="22pt" style:font-size-complex="22pt"/>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justify"/>
    </style:style>
  </office:automatic-styles>
  <office:body>
    <office:text text:use-soft-page-breaks="true">
      <text:p text:style-name="P1">Veille technologique : le framework Vue</text:p>
      <text:p text:style-name="Normal"/>
      <text:p text:style-name="P2">Description</text:p>
      <text:p text:style-name="P3">Vue.js est un framework JavaScript open source utilisé pour construire des interfaces utilisateur interactives et réactives. Il a été créé par Evan You en 2014 et est devenu très populaire depuis lors en raison de sa facilité d'utilisation et de sa flexibilité en plus du fait que sa documentation officielle est très fournie et claire.</text:p>
      <text:p text:style-name="P4">Sa principale force est sa taille, il ne fait que 18 à 21 ko comparé à ses concurrents tels que React.js qui fait aux alentours de 42 ko. Il a une facilité d'apprentissage incomparable grâce à sa structure simple et sa documentation officielle bien fournie. Pour les applications il offre de meilleures performances et il peut gérer un taux de rafraîchissement élevé. Grâce à sa simplicité il a réussi à trouver ça place dans les agences de design UX/UI pour développer des pages web et des applications de haute qualité.</text:p>
      <text:p text:style-name="P5">Nouveautés</text:p>
      <text:p text:style-name="P6">La dernière version de Vue.js est la version 3, lancée en septembre 2020. Elle apporte des améliorations significatives de la performance, de la taille du bundle, de la flexibilité, de la compatibilité avec TypeScript et de la gestion des erreurs.<text:s/></text:p>
      <text:p text:style-name="P7">La Composition API est une nouvelle API qui a été introduite dans Vue 3 pour simplifier la logique de composant. Elle permet de regrouper la logique de composant dans des fonctions réutilisables qui peuvent être facilement partagées entre différents composants et permet d'écrire un code regroupé, sans utiliser des propriétés/objects et sans utiliser le mot clé 'this.'</text:p>
      <text:p text:style-name="P8">Il y a eu une nouvelle bilbliothèque de routage <text:s/>Vue Router pour les applications Vue.js. Elle permet de gérer les transitions entre les différentes pages de l'application, d'ajouter des routes dynamiques, des paramètres de routage et des redirections.</text:p>
      <text:p text:style-name="P9">Le rendu côté serveur (SSR) est une technique qui permet de rendre l'application Vue.js côté serveur avant de la renvoyer au navigateur. Cela améliore les performances et l'accessibilité de l'application, ainsi que son référencement.</text:p>
      <text:p text:style-name="P10">Conclusion de la veille</text:p>
      <text:p text:style-name="P11">Vue.js continue de se développer rapidement et d'offrir des fonctionnalités et des améliorations significatives. La version 3 est particulièrement impressionnante et offre une meilleure performance, une plus grande flexibilité et une gestion des erreurs améliorée. Les outils tels que Vue CLI, Vue Router et Vuex permettent de gérer efficacement les projets Vue.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
      </style:header>
      <style:footer>
        <text:p text:style-name="Pieddepage">Yoann CURTY<text:tab/><text:tab/>BTS SIO SLAM</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 Cu</meta:initial-creator>
    <dc:creator>Yo Cu</dc:creator>
    <meta:creation-date>2023-04-19T00:45:00Z</meta:creation-date>
    <dc:date>2023-06-29T08:01:00Z</dc:date>
    <meta:template xlink:href="Normal" xlink:type="simple"/>
    <meta:editing-cycles>8</meta:editing-cycles>
    <meta:editing-duration>PT960S</meta:editing-duration>
    <meta:document-statistic meta:page-count="1" meta:paragraph-count="4" meta:word-count="372" meta:character-count="2416" meta:row-count="17" meta:non-whitespace-character-count="2048"/>
  </office:meta>
</office:document-meta>
</file>